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4" svg:font-family="Calibri"/>
    <style:font-face style:name="Mangal2" svg:font-family="Mangal"/>
    <style:font-face style:name="Arial2" svg:font-family="Arial" style:font-family-generic="swiss"/>
    <style:font-face style:name="Calibri2" svg:font-family="Calibri" style:font-family-generic="swiss"/>
    <style:font-face style:name="Segoe UI2" svg:font-family="'Segoe UI'" style:font-family-generic="swiss"/>
    <style:font-face style:name="Calibri3" svg:font-family="Calibri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4" svg:font-family="'Segoe UI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Mangal3" svg:font-family="Mang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Calibri5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10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_20_11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_20_12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color="#ffffff" draw:fill-image-name="Bitmap_20_13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color="#ffffff" draw:fill-image-name="Bitmap_20_14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color="#ffffff" draw:fill-image-name="Bitmap_20_15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color="#ffffff" draw:fill-image-name="Bitmap_20_16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color="#ffffff" draw:fill-image-name="Bitmap_20_17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-notes">
      <style:graphic-properties draw:fill-color="#ffffff" draw:auto-grow-height="true" fo:min-height="13.829cm"/>
    </style:style>
    <style:style style:name="P1" style:family="paragraph">
      <style:paragraph-properties fo:text-align="center"/>
      <style:text-properties fo:font-size="28pt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 Semibold" fo:font-size="28pt" fo:text-shadow="none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  <style:text-properties fo:font-size="29.1000003814697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36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000000" style:font-name="Segoe UI Semibold" fo:font-size="36pt" fo:font-weight="bold" style:font-size-asian="36pt" style:font-weight-asian="bold" style:font-size-complex="36pt" style:font-weight-complex="bold" fo:hyphenate="false"/>
    </style:style>
    <style:style style:name="P6" style:family="paragraph">
      <loext:graphic-properties draw:fill-color="#ffffff"/>
      <style:text-properties fo:font-size="22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000000" style:font-name="Segoe UI1" fo:font-size="36pt" fo:font-weight="bold" style:font-size-asian="36pt" style:font-weight-asian="bold" style:font-size-complex="36pt" style:font-weight-complex="bold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4.8999996185303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000000" fo:font-size="14.8999996185303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000000" fo:font-size="36pt" fo:font-weight="bold" style:font-size-asian="36pt" style:font-weight-asian="bold" style:font-size-complex="36pt" style:font-weight-complex="bold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32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000000" style:font-name="Segoe UI1" fo:font-size="32pt" style:font-size-asian="32pt" style:font-size-complex="32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.8999996185303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4.8999996185303pt" fo:hyphenate="fals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32pt" fo:language="en" fo:country="US" fo:font-style="normal" fo:text-shadow="none" fo:font-weight="bold" style:font-name-asian="Segoe UI4" style:font-size-asian="32pt" style:language-asian="ar" style:country-asian="SA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Segoe UI1" fo:font-size="36pt" fo:letter-spacing="normal" fo:font-style="normal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Segoe UI1" fo:font-size="36pt" fo:letter-spacing="normal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T6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Segoe UI Semibold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frame draw:style-name="gr1" draw:text-style-name="P2" draw:layer="layout" svg:width="23.622cm" svg:height="3.063cm" svg:x="2.313cm" svg:y="0.571cm">
          <draw:text-box>
            <text:p text:style-name="P1"><text:span text:style-name="T1">HYMN #646</text:span></text:p>
            <text:p text:style-name="P1"><text:span text:style-name="T2">”</text:span><text:span text:style-name="T3">Church of God, Elect and Glorious”</text:span></text:p>
          </draw:text-box>
        </draw:frame>
        <presentation:notes draw:style-name="dp2">
          <draw:page-thumbnail draw:style-name="gr2" draw:layer="layout" svg:width="15.83cm" svg:height="11.524cm" svg:x="4.318cm" svg:y="2.335cm" draw:page-number="1" presentation:class="page"/>
          <draw:frame presentation:style-name="pr1" draw:text-style-name="P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" draw:style-name="dp3" draw:master-page-name="Blank">
        <draw:custom-shape draw:name="TextBox 2" draw:style-name="gr3" draw:text-style-name="P5" draw:layer="layout" svg:width="23.305cm" svg:height="6.347cm" svg:x="2.349cm" svg:y="0.511cm">
          <text:p text:style-name="P4"><text:span text:style-name="T4">1. </text:span><text:span text:style-name="T5">Church of God, elect and glorious,</text:span><text:span text:style-name="T5"><text:line-break/></text:span><text:span text:style-name="T5">Holy nation, chosen race;</text:span><text:span text:style-name="T5"><text:line-break/></text:span><text:span text:style-name="T5">Called as God’s own special people,</text:span><text:span text:style-name="T5"><text:line-break/></text:span><text:span text:style-name="T5">Royal priests and heirs of grac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5.83cm" svg:height="11.524cm" svg:x="4.318cm" svg:y="2.335cm" draw:page-number="2" presentation:class="page"/>
          <draw:frame presentation:style-name="pr1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" draw:style-name="dp4" draw:master-page-name="Blank">
        <draw:custom-shape draw:name="TextBox 2" draw:style-name="gr4" draw:text-style-name="P7" draw:layer="layout" svg:width="23.622cm" svg:height="6.347cm" svg:x="2.333cm" svg:y="0.397cm">
          <text:p text:style-name="P4"><text:span text:style-name="T5">Know the purpose of your calling,</text:span></text:p>
          <text:p text:style-name="P4"><text:span text:style-name="T5">Show to all His mighty deeds;</text:span><text:span text:style-name="T5"><text:line-break/></text:span><text:span text:style-name="T5">Tell of love that knows no limits,</text:span><text:span text:style-name="T5"><text:line-break/></text:span><text:span text:style-name="T5">Grace that meets all human need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5.83cm" svg:height="11.524cm" svg:x="4.318cm" svg:y="2.335cm" draw:page-number="3" presentation:class="page"/>
          <draw:frame presentation:style-name="pr1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4" draw:style-name="dp5" draw:master-page-name="Blank">
        <draw:custom-shape draw:name="TextBox 2" draw:style-name="gr5" draw:text-style-name="P9" draw:layer="layout" svg:width="24.638cm" svg:height="6.347cm" svg:x="1.778cm" svg:y="0.508cm">
          <text:p text:style-name="P8"><text:span text:style-name="T4">2. </text:span><text:span text:style-name="T5">God has called you out of darkness</text:span><text:span text:style-name="T5"><text:line-break/></text:span><text:span text:style-name="T5">Into His most marv’lous light;</text:span><text:span text:style-name="T5"><text:line-break/></text:span><text:span text:style-name="T5">Brought His truth to life within you,</text:span><text:span text:style-name="T5"><text:line-break/></text:span><text:span text:style-name="T5">Turned your blindness into sigh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5.83cm" svg:height="11.524cm" svg:x="4.318cm" svg:y="2.335cm" draw:page-number="4" presentation:class="page"/>
          <draw:frame presentation:style-name="pr1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5" draw:style-name="dp6" draw:master-page-name="Blank">
        <draw:custom-shape draw:name="TextBox 2" draw:style-name="gr6" draw:text-style-name="P10" draw:layer="layout" svg:width="24.638cm" svg:height="6.345cm" svg:x="1.477cm" svg:y="0.511cm">
          <text:p text:style-name="P4"><text:span text:style-name="T5">Let your light so shine around you</text:span><text:span text:style-name="T5"><text:line-break/></text:span><text:span text:style-name="T5">That God’s name is glorified</text:span><text:span text:style-name="T5"><text:line-break/></text:span><text:span text:style-name="T5">And all find fresh hope and purpose</text:span><text:span text:style-name="T5"><text:line-break/></text:span><text:span text:style-name="T5">In Christ Jesus crucifi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5.83cm" svg:height="11.524cm" svg:x="4.318cm" svg:y="2.335cm" draw:page-number="5" presentation:class="page"/>
          <draw:frame presentation:style-name="pr1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6" draw:style-name="dp7" draw:master-page-name="Blank">
        <draw:custom-shape draw:name="TextBox 2" draw:style-name="gr7" draw:text-style-name="P7" draw:layer="layout" svg:width="24.638cm" svg:height="6.345cm" svg:x="1.641cm" svg:y="0.481cm">
          <text:p text:style-name="P4"><text:span text:style-name="T4">3. </text:span><text:span text:style-name="T5">Once you were an alien people,</text:span><text:span text:style-name="T5"><text:line-break/></text:span><text:span text:style-name="T5"> <text:s text:c="3"/>Strangers to God’s heart of love;</text:span><text:span text:style-name="T5"><text:line-break/></text:span><text:span text:style-name="T5"> <text:s text:c="3"/>But He brought you home in mercy,</text:span><text:span text:style-name="T5"><text:line-break/></text:span><text:span text:style-name="T5"> <text:s text:c="3"/>Citizens of heav’n above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5.83cm" svg:height="11.524cm" svg:x="4.318cm" svg:y="2.335cm" draw:page-number="6" presentation:class="page"/>
          <draw:frame presentation:style-name="pr1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7" draw:style-name="dp8" draw:master-page-name="Blank">
        <draw:custom-shape draw:name="TextBox 2" draw:style-name="gr8" draw:text-style-name="P12" draw:layer="layout" svg:width="24.892cm" svg:height="6.347cm" svg:x="1.501cm" svg:y="0.552cm">
          <text:p text:style-name="P11"><text:span text:style-name="T5">Let His love flow out to others,</text:span><text:span text:style-name="T5"><text:line-break/></text:span><text:span text:style-name="T5">Let them feel a Father’s care;</text:span><text:span text:style-name="T5"><text:line-break/></text:span><text:span text:style-name="T5">That they too may know His welcome</text:span><text:span text:style-name="T5"><text:line-break/></text:span><text:span text:style-name="T5">And His countless blessings sha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5.83cm" svg:height="11.524cm" svg:x="4.318cm" svg:y="2.335cm" draw:page-number="7" presentation:class="page"/>
          <draw:frame presentation:style-name="pr1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8" draw:style-name="dp9" draw:master-page-name="Blank">
        <draw:custom-shape draw:name="TextBox 2" draw:style-name="gr9" draw:text-style-name="P10" draw:layer="layout" svg:width="25.146cm" svg:height="6.345cm" svg:x="1.454cm" svg:y="0.405cm">
          <text:p text:style-name="P4"><text:span text:style-name="T4">4. </text:span><text:span text:style-name="T5">Church of God, elect and holy,</text:span><text:span text:style-name="T5"><text:line-break/></text:span><text:span text:style-name="T5">Be the people He intends;</text:span><text:span text:style-name="T5"><text:line-break/></text:span><text:span text:style-name="T5">Strong in faith and swift to answer</text:span><text:span text:style-name="T5"><text:line-break/></text:span><text:span text:style-name="T5">Each command your Master send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5.83cm" svg:height="11.524cm" svg:x="4.318cm" svg:y="2.335cm" draw:page-number="8" presentation:class="page"/>
          <draw:frame presentation:style-name="pr1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9" draw:style-name="dp10" draw:master-page-name="Blank">
        <draw:custom-shape draw:name="TextBox 2" draw:style-name="gr10" draw:text-style-name="P14" draw:layer="layout" svg:width="25.146cm" svg:height="12.021cm" svg:x="1.501cm" svg:y="0.428cm">
          <text:p text:style-name="P8"><text:span text:style-name="T5">Royal priests, fulfill your calling</text:span><text:span text:style-name="T5"><text:line-break/></text:span><text:span text:style-name="T5">Through your sacrifice and prayer;</text:span><text:span text:style-name="T5"><text:line-break/></text:span><text:span text:style-name="T5">Give your lives in joyful service</text:span><text:span text:style-name="T5"><text:line-break/></text:span><text:span text:style-name="T5">Sing His praise, His love declare.</text:span><text:span text:style-name="T6"><text:line-break/></text:span><text:span text:style-name="T6"> <text:s text:c="3"/></text:span></text:p>
          <text:p text:style-name="P13"><text:span text:style-name="T6"/></text:p>
          <text:p text:style-name="P13"><text:span text:style-name="T6"/></text:p>
          <text:p text:style-name="P13"><text:span text:style-name="T7"><text:s text:c="5"/></text:span><text:span text:style-name="T7">© 1982 Jubilate Hymns Ltd.; admin. </text:span></text:p>
          <text:p text:style-name="P13"><text:span text:style-name="T7"><text:s text:c="5"/></text:span><text:span text:style-name="T7">Hope Publishing Co. </text:span></text:p>
          <text:p text:style-name="P13"><text:span text:style-name="T7"><text:s text:c="5"/></text:span><text:span text:style-name="T7">Used by permission: </text:span></text:p>
          <text:p text:style-name="P13"><text:span text:style-name="T7"><text:s text:c="5"/></text:span><text:span text:style-name="T7">LSB Hymn License .NET, no. 100011038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5.83cm" svg:height="11.524cm" svg:x="4.318cm" svg:y="2.335cm" draw:page-number="9" presentation:class="page"/>
          <draw:frame presentation:style-name="pr1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4" svg:font-family="Calibri"/>
    <style:font-face style:name="Mangal2" svg:font-family="Mangal"/>
    <style:font-face style:name="Arial2" svg:font-family="Arial" style:font-family-generic="swiss"/>
    <style:font-face style:name="Calibri2" svg:font-family="Calibri" style:font-family-generic="swiss"/>
    <style:font-face style:name="Segoe UI2" svg:font-family="'Segoe UI'" style:font-family-generic="swiss"/>
    <style:font-face style:name="Calibri3" svg:font-family="Calibri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4" svg:font-family="'Segoe UI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Mangal3" svg:font-family="Mang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Calibri5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14" draw:display-name="Bitmap 14" xlink:href="Pictures/1000000000000422000002536521D4F7A22AE6D8.jpg" xlink:type="simple" xlink:show="embed" xlink:actuate="onLoad"/>
    <draw:fill-image draw:name="Bitmap_20_15" draw:display-name="Bitmap 15" xlink:href="Pictures/1000000000000422000002536521D4F7A22AE6D8.jpg" xlink:type="simple" xlink:show="embed" xlink:actuate="onLoad"/>
    <draw:fill-image draw:name="Bitmap_20_16" draw:display-name="Bitmap 16" xlink:href="Pictures/1000000000000422000002536521D4F7A22AE6D8.jpg" xlink:type="simple" xlink:show="embed" xlink:actuate="onLoad"/>
    <draw:fill-image draw:name="Bitmap_20_17" draw:display-name="Bitmap 17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2" fo:font-family="Calibri" style:font-family-generic="swiss" fo:font-size="11pt" fo:language="en" fo:country="US" style:letter-kerning="true" style:font-name-asian="Calibri1" style:font-family-asian="Calibri" style:font-family-generic-asian="swiss" style:font-pitch-asian="variabl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2" fo:font-family="'Segoe UI'" style:font-family-generic="swiss" fo:font-size="6.5pt" fo:language="en" fo:country="US" style:letter-kerning="true" style:font-name-asian="Segoe UI4" style:font-family-asian="'Segoe UI'" style:font-pitch-asian="variable" style:font-size-asian="6.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Segoe UI2" fo:font-family="'Segoe UI'" style:font-family-generic="swiss" fo:font-size="9pt" fo:language="en" fo:country="US" fo:font-style="italic" style:letter-kerning="true" style:font-name-asian="Segoe UI4" style:font-family-asian="'Segoe UI'" style:font-pitch-asian="variable" style:font-size-asian="9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ff0000" style:font-name="Segoe UI2" fo:font-family="'Segoe UI'" style:font-family-generic="swiss" fo:font-size="9pt" fo:language="en" fo:country="US" fo:font-style="italic" style:letter-kerning="true" style:font-name-asian="Segoe UI4" style:font-family-asian="'Segoe UI'" style:font-pitch-asian="variable" style:font-size-asian="9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249cm" fo:line-height="106%" fo:text-align="start" fo:text-indent="0cm" style:text-autospace="none"/>
      <style:text-properties fo:color="#000000" style:font-name="Segoe UI2" fo:font-family="'Segoe UI'" style:font-family-generic="swiss" fo:font-size="10.5pt" fo:language="en" fo:country="US" fo:font-weight="bold" style:font-name-asian="Segoe UI4" style:font-family-asian="'Segoe UI'" style:font-pitch-asian="variable" style:font-size-asian="10.5pt" style:language-asian="ar" style:country-asian="SA" style:font-weight-asian="bold" style:font-weight-complex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2" fo:font-family="'Segoe UI'" style:font-family-generic="swiss" fo:font-size="9pt" fo:language="en" fo:country="US" style:letter-kerning="true" style:font-name-asian="Segoe UI4" style:font-family-asian="'Segoe UI'" style:font-pitch-asian="variable" style:font-size-asian="9pt" style:language-asian="ar" style:country-asian="SA"/>
    </style:style>
    <style:style style:name="DocumentMap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2" fo:font-family="Calibri" style:font-family-generic="swiss" fo:font-size="11pt" fo:language="en" fo:country="US" style:letter-kerning="true" style:font-name-asian="Calibri1" style:font-family-asian="Calibri" style:font-family-generic-asian="swiss" style:font-pitch-asian="variable" style:font-size-asian="11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Arial2" fo:font-family="Arial" style:font-family-generic="swiss" fo:font-size="11pt" fo:language="en" fo:country="US" style:font-name-asian="Mangal2" style:font-family-asian="Mangal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/>
      <style:text-properties style:font-name="Arial2" fo:font-family="Arial" style:font-family-generic="swiss" fo:font-size="12pt" fo:language="en" fo:country="US" fo:font-style="italic" style:font-name-asian="Mangal2" style:font-family-asian="Mangal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Arial2" fo:font-family="Arial" style:font-family-generic="swiss" fo:font-size="11pt" fo:language="en" fo:country="US" style:font-name-asian="Mangal2" style:font-family-asian="Mangal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2" fo:font-family="Calibri" style:font-family-generic="swiss" fo:font-size="11pt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Default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9.1000003814697pt" style:font-style-asian="normal" style:font-weight-asian="normal" style:font-name-complex="Mangal" style:font-family-complex="Mangal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2cm" fo:line-height="100%" fo:text-align="start" fo:text-indent="0cm" style:punctuation-wrap="hanging"/>
      <style:text-properties fo:color="#000000" style:text-outline="false" style:text-line-through-style="none" style:text-line-through-type="none" style:font-name="Calibri4" fo:font-family="Calibri" fo:font-size="26.5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cm" fo:margin-bottom="0.329cm" fo:line-height="100%" fo:text-align="start" fo:text-indent="0cm" style:punctuation-wrap="hanging"/>
      <style:text-properties fo:color="#000000" style:text-line-through-style="none" style:text-line-through-type="none" style:font-name="Calibri4" fo:font-family="Calibri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cm" fo:margin-bottom="0.247cm" fo:line-height="100%" fo:text-align="start" fo:text-indent="0cm" style:punctuation-wrap="hanging"/>
      <style:text-properties fo:color="#000000" style:text-line-through-style="none" style:text-line-through-type="none" style:font-name="Calibri4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cm" fo:margin-bottom="0.165cm" fo:line-height="100%" fo:text-align="start" fo:text-indent="0cm" style:punctuation-wrap="hanging"/>
      <style:text-properties fo:color="#000000" style:text-line-through-style="none" style:text-line-through-type="none" style:font-name="Calibri4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4" fo:font-family="Calibri" fo:font-size="16.3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b8b8b" style:text-line-through-style="none" style:text-line-through-type="none" style:font-name="Calibri4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4" draw:text-style-name="MP8" draw:layer="backgroundobjects" svg:width="6.533cm" svg:height="0.838cm" svg:x="1.4cm" svg:y="14.598cm" presentation:class="date-time" presentation:user-transformed="true">
        <draw:text-box>
          <text:p text:style-name="MP7"><text:span text:style-name="MT2"><text:date style:data-style-name="D1" text:date-value="2019-04-27">4/27/19</text:date></text:span></text:p>
        </draw:text-box>
      </draw:frame>
      <draw:frame draw:name="Footer Placeholder 2" presentation:style-name="Mpr4" draw:text-style-name="MP8" draw:layer="backgroundobjects" svg:width="8.865cm" svg:height="0.838cm" svg:x="9.566cm" svg:y="14.598cm" presentation:class="footer" presentation:user-transformed="true">
        <draw:text-box>
          <text:p/>
        </draw:text-box>
      </draw:frame>
      <draw:frame draw:name="Slide Number Placeholder 3" presentation:style-name="Mpr4" draw:text-style-name="MP8" draw:layer="backgroundobjects" svg:width="6.533cm" svg:height="0.838cm" svg:x="20.066cm" svg:y="14.59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-title" draw:layer="backgroundobjects" svg:width="25.199cm" svg:height="2.63cm" svg:x="1.4cm" svg:y="0.627cm" presentation:class="title" presentation:placeholder="true">
        <draw:text-box/>
      </draw:frame>
      <draw:frame presentation:style-name="Blank-outline1" draw:layer="backgroundobjects" svg:width="24.639cm" svg:height="9.134cm" svg:x="1.4cm" svg:y="3.684cm" presentation:class="outline" presentation:placeholder="true">
        <draw:text-box/>
      </draw:frame>
      <presentation:notes style:page-layout-name="PM0">
        <draw:page-thumbnail presentation:style-name="Blank-title" draw:layer="backgroundobjects" svg:width="15.83cm" svg:height="11.524cm" svg:x="4.318cm" svg:y="2.335cm" presentation:class="page"/>
        <draw:frame presentation:style-name="Blank-notes" draw:layer="backgroundobjects" svg:width="19.574cm" svg:height="13.829cm" svg:x="2.446cm" svg:y="14.598cm" presentation:class="notes" presentation:placeholder="true">
          <draw:text-box/>
        </draw:frame>
        <draw:frame presentation:style-name="Mpr5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9T12:08:30.77</meta:creation-date>
    <dc:date>2019-04-27T11:53:24.838000000</dc:date>
    <meta:editing-duration>PT20M32S</meta:editing-duration>
    <meta:editing-cycles>19</meta:editing-cycles>
    <meta:generator>LibreOffice/6.1.5.2$Windows_X86_64 LibreOffice_project/90f8dcf33c87b3705e78202e3df5142b201bd805</meta:generator>
    <meta:document-statistic meta:object-count="59"/>
  </office:meta>
</office:document-meta>
</file>